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olo" style:master-page-name="MP0" style:family="paragraph">
      <style:paragraph-properties fo:break-before="page" fo:text-align="center"/>
      <style:text-properties style:font-weight-complex="bold" fo:letter-spacing="normal"/>
    </style:style>
    <style:style style:name="P2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4" style:parent-style-name="Car.predefinitoparagrafo" style:family="text">
      <style:text-properties fo:font-style="italic" style:font-style-asian="italic" style:font-style-complex="italic"/>
    </style:style>
    <style:style style:name="P5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6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7" style:parent-style-name="Car.predefinitoparagrafo" style:family="text">
      <style:text-properties fo:font-style="italic" style:font-style-asian="italic" style:font-style-complex="italic"/>
    </style:style>
    <style:style style:name="P8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style="italic" style:font-style-asian="italic" style:font-style-complex="italic"/>
    </style:style>
    <style:style style:name="T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Car.predefinitoparagrafo" style:family="text">
      <style:text-properties fo:font-style="italic" style:font-style-asian="italic" style:font-style-complex="italic"/>
    </style:style>
    <style:style style:name="T11" style:parent-style-name="Car.predefinitoparagrafo" style:family="text">
      <style:text-properties fo:font-style="italic" style:font-style-asian="italic" style:font-style-complex="italic"/>
    </style:style>
    <style:style style:name="P12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" style:parent-style-name="Car.predefinitoparagrafo" style:family="text">
      <style:text-properties fo:font-style="italic" style:font-style-asian="italic" style:font-style-complex="italic"/>
    </style:style>
    <style:style style:name="T15" style:parent-style-name="Car.predefinitoparagrafo" style:family="text">
      <style:text-properties fo:font-style="italic" style:font-style-asian="italic" style:font-style-complex="italic"/>
    </style:style>
    <style:style style:name="T16" style:parent-style-name="Car.predefinitoparagrafo" style:family="text">
      <style:text-properties fo:font-style="italic" style:font-style-asian="italic" style:font-style-complex="italic"/>
    </style:style>
    <style:style style:name="T17" style:parent-style-name="Car.predefinitoparagrafo" style:family="text">
      <style:text-properties fo:font-style="italic" style:font-style-asian="italic" style:font-style-complex="italic"/>
    </style:style>
    <style:style style:name="P18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style="italic" style:font-style-asian="italic" style:font-style-complex="italic"/>
    </style:style>
    <style:style style:name="T1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" style:parent-style-name="Car.predefinitoparagrafo" style:family="text">
      <style:text-properties fo:font-style="italic" style:font-style-asian="italic" style:font-style-complex="italic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" style:parent-style-name="Car.predefinitoparagrafo" style:family="text">
      <style:text-properties fo:font-style="italic" style:font-style-asian="italic" style:font-style-complex="italic"/>
    </style:style>
    <style:style style:name="P25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style="italic" style:font-style-asian="italic" style:font-style-complex="italic"/>
    </style:style>
    <style:style style:name="T26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" style:parent-style-name="Car.predefinitoparagrafo" style:family="text">
      <style:text-properties fo:font-style="italic" style:font-style-asian="italic" style:font-style-complex="italic"/>
    </style:style>
    <style:style style:name="T28" style:parent-style-name="Car.predefinitoparagrafo" style:family="text">
      <style:text-properties fo:font-style="italic" style:font-style-asian="italic" style:font-style-complex="italic"/>
    </style:style>
    <style:style style:name="P29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30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" style:parent-style-name="Car.predefinitoparagrafo" style:family="text">
      <style:text-properties fo:font-style="italic" style:font-style-asian="italic" style:font-style-complex="italic"/>
    </style:style>
    <style:style style:name="P32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style="italic" style:font-style-asian="italic" style:font-style-complex="italic"/>
    </style:style>
    <style:style style:name="T3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" style:parent-style-name="Car.predefinitoparagrafo" style:family="text">
      <style:text-properties fo:font-style="italic" style:font-style-asian="italic" style:font-style-complex="italic"/>
    </style:style>
    <style:style style:name="P35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36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7" style:parent-style-name="Car.predefinitoparagrafo" style:family="text">
      <style:text-properties fo:font-style="italic" style:font-style-asian="italic" style:font-style-complex="italic"/>
    </style:style>
    <style:style style:name="T38" style:parent-style-name="Car.predefinitoparagrafo" style:family="text">
      <style:text-properties fo:font-style="italic" style:font-style-asian="italic" style:font-style-complex="italic"/>
    </style:style>
    <style:style style:name="T39" style:parent-style-name="Car.predefinitoparagrafo" style:family="text">
      <style:text-properties fo:font-style="italic" style:font-style-asian="italic" style:font-style-complex="italic"/>
    </style:style>
    <style:style style:name="P40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style="italic" style:font-style-asian="italic" style:font-style-complex="italic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/>
    </style:style>
    <style:style style:name="P43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4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5" style:parent-style-name="Car.predefinitoparagrafo" style:family="text">
      <style:text-properties fo:font-weight="bold" style:font-weight-asian="bold" style:font-weight-complex="bold"/>
    </style:style>
    <style:style style:name="P46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9" style:parent-style-name="Car.predefinitoparagrafo" style:family="text">
      <style:text-properties fo:font-weight="bold" style:font-weight-asian="bold" style:font-weight-complex="bold"/>
    </style:style>
    <style:style style:name="P50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P52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P54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P58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59" style:parent-style-name="Car.predefinitoparagrafo" style:family="text">
      <style:text-properties fo:font-weight="bold" style:font-weight-asian="bold" style:font-weight-complex="bold"/>
    </style:style>
    <style:style style:name="P60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T63" style:parent-style-name="Car.predefinitoparagrafo" style:family="text">
      <style:text-properties style:font-name="Segoe UI" style:font-name-complex="Segoe UI" fo:color="#FFFFFF" fo:font-size="10.5pt" style:font-size-asian="10.5pt" style:font-size-complex="10.5pt" fo:background-color="#323131"/>
    </style:style>
    <style:style style:name="T64" style:parent-style-name="Car.predefinitoparagrafo" style:family="text">
      <style:text-properties style:font-name="Segoe UI" style:font-name-complex="Segoe UI" fo:color="#FFFFFF" fo:font-size="10.5pt" style:font-size-asian="10.5pt" style:font-size-complex="10.5pt" fo:background-color="#323131"/>
    </style:style>
    <style:style style:name="T65" style:parent-style-name="Car.predefinitoparagrafo" style:family="text">
      <style:text-properties style:font-name="Segoe UI" style:font-name-complex="Segoe UI" fo:color="#FFFFFF" fo:font-size="10.5pt" style:font-size-asian="10.5pt" style:font-size-complex="10.5pt" fo:background-color="#323131"/>
    </style:style>
    <style:style style:name="T66" style:parent-style-name="Car.predefinitoparagrafo" style:family="text">
      <style:text-properties style:font-name="Segoe UI" style:font-name-complex="Segoe UI" fo:color="#FFFFFF" fo:font-size="10.5pt" style:font-size-asian="10.5pt" style:font-size-complex="10.5pt" fo:background-color="#C0C0C0"/>
    </style:style>
    <style:style style:name="T67" style:parent-style-name="Car.predefinitoparagrafo" style:family="text">
      <style:text-properties style:font-name="Segoe UI" style:font-name-complex="Segoe UI" fo:color="#FFFFFF" fo:font-size="10.5pt" style:font-size-asian="10.5pt" style:font-size-complex="10.5pt" fo:background-color="#C0C0C0"/>
    </style:style>
    <style:style style:name="T68" style:parent-style-name="Car.predefinitoparagrafo" style:family="text">
      <style:text-properties style:font-name="Segoe UI" style:font-name-complex="Segoe UI" fo:color="#FFFFFF" fo:font-size="10.5pt" style:font-size-asian="10.5pt" style:font-size-complex="10.5pt" fo:background-color="#C0C0C0"/>
    </style:style>
  </office:automatic-styles>
  <office:body>
    <office:text text:use-soft-page-breaks="true">
      <text:p text:style-name="P1">Intervista</text:p>
      <text:p text:style-name="P2"/>
      <text:p text:style-name="Normale"><text:span text:style-name="T3">Progettista</text:span><text:span text:style-name="T4">: “Buongiorno, di che tipo di software ha bisogno?”</text:span></text:p>
      <text:p text:style-name="P5"><text:span text:style-name="T6">Committente</text:span><text:span text:style-name="T7">: ”Buongiorno, avrei bisogno di un software che si occupi della gestione di un impianto sportivo. ”</text:span></text:p>
      <text:p text:style-name="P8"/>
      <text:p text:style-name="Normale"><text:span text:style-name="T9">Progettista</text:span><text:span text:style-name="T10">: “Ok, e com’è strutturato questo<text:s/></text:span><text:span text:style-name="T11">impianto sportivo?”</text:span></text:p>
      <text:p text:style-name="P12"><text:span text:style-name="T13">Committente</text:span><text:span text:style-name="T14">: ”Il mio impianto sportivo è formato da un’area esterna ed una interna. All’esterno è presente un campo da calcio ad 11, un campetto da beach volley, un campo da rugby e un campetto da pallacanestro. All’interno invece è pre</text:span><text:span text:style-name="T15">sente una sala pesi, una piscina, un campo polivalente dove si possono praticare 3 sport: calcio a 5, Basket e pall</text:span><text:span text:style-name="T16">a</text:span><text:span text:style-name="T17">volo, chiaramente il campo polivalente potrà essere occupato un turno alla volta. ”</text:span></text:p>
      <text:p text:style-name="P18"/>
      <text:p text:style-name="Normale"><text:span text:style-name="T19">Progettista</text:span><text:span text:style-name="T20">: ”Quali sono le giornate e gli orari di<text:s/></text:span><text:span text:style-name="T21">apertura dell’impianto?”</text:span></text:p>
      <text:p text:style-name="P22"><text:span text:style-name="T23">Committente</text:span><text:span text:style-name="T24">: ”L’impianto è aperto tutti i giorni della settimana al meno del martedì, con i seguenti orari: la mattina dalle 9:00 alle 13:00, il pomeriggio dalle 15:00 alle 20:00.”</text:span></text:p>
      <text:p text:style-name="P25"/>
      <text:p text:style-name="Normale"><text:span text:style-name="T26">Progettista</text:span><text:span text:style-name="T27">: “Qual è la capienza massima di perso</text:span><text:span text:style-name="T28">ne che può ospitare la sala pesi e la piscina?”</text:span></text:p>
      <text:p text:style-name="P29"><text:span text:style-name="T30">Committente</text:span><text:span text:style-name="T31">: “La sala pesi può ospitare massimo 15 persone, la piscina, la piscina invece è composta da 5 corsie e può ospitare 2 persone a corsia, quindi per un totale di 10 persone. <text:s/>”</text:span></text:p>
      <text:p text:style-name="P32"/>
      <text:p text:style-name="Normale"><text:span text:style-name="T33">Progettista</text:span><text:span text:style-name="T34">: “Com’è gestita l’attività?”</text:span></text:p>
      <text:p text:style-name="P35"><text:span text:style-name="T36">Committente</text:span><text:span text:style-name="T37">: “Alla reception si trova l’amministratore che si occuperà delle varie prenotazioni, e si occuperà allo stesso tempo della cassa. Le pulizie vengono effettuate a turni dal personale, inoltre in caso di s</text:span><text:span text:style-name="T38">marrimento di materiale fornito dall’impianto, come palloni o casacche, questi ultimi verranno comunicati dalla sicurezza all’amministratore che aggiugngerà il valore dell’ogetto alla tariffa da pagare. Nella piscina è presente un bagnino la mattina e un a</text:span><text:span text:style-name="T39">ltro il pomeriggio. ”</text:span></text:p>
      <text:p text:style-name="P40"/>
      <text:p text:style-name="Normale"><text:span text:style-name="T41">Progettista</text:span>: “Quali sono le tariffe dei campi?”</text:p>
      <text:p text:style-name="Normale"><text:span text:style-name="T42">Committente</text:span>: ”Vi fornisco le tariffe con una lista:</text:p>
      <text:p text:style-name="Normale">Calcio a 11: 110 €/h;</text:p>
      <text:p text:style-name="Normale">Basket esterno: 50 €/h;</text:p>
      <text:p text:style-name="Normale">Rugby: 150 €/h;</text:p>
      <text:p text:style-name="Normale">Beach Volley: 20€/h;</text:p>
      <text:p text:style-name="Normale">Campo polivalente: 50 €/h</text:p>
      <text:soft-page-break/>
      <text:p text:style-name="Normale">Sala pesi: 7 €/h, 18 €/settimana, 40€/mese, 300 €/anno;</text:p>
      <text:p text:style-name="P43">Piscina: 10 €/h, 25 €/h, 60 €/mese, 500 €/anno.”</text:p>
      <text:p text:style-name="P44"/>
      <text:p text:style-name="Normale"><text:span text:style-name="T45">Progettista</text:span>: “In caso di smarrimento di attrezzi tecnici, quali sono questi ultimi e a quanto ammontano le tariffe aggiuntive?”</text:p>
      <text:p text:style-name="P46"><text:span text:style-name="T47">Committente</text:span>: ”Per quanto riguarda lo smarrimento di un qualsiasi pallone la tariffa è di 15 €, per quello delle casacche 5€ caduna, occhialini da piscina 10€, asciugamano da piscina 15€, e cuffietta da piscina 3€.”</text:p>
      <text:p text:style-name="P48"/>
      <text:p text:style-name="Normale"><text:span text:style-name="T49">Progettista</text:span>: “Sono presenti dei costi aggiuntivi in caso di utilizzo di acqua o elettricità?”</text:p>
      <text:p text:style-name="P50"><text:span text:style-name="T51">Committente</text:span>: ”Per l’utilizzo di una delle due il costo aggiuntivo è di 5€, se entrambe 10 €.”</text:p>
      <text:p text:style-name="P52"/>
      <text:p text:style-name="Normale"><text:span text:style-name="T53">Progettista</text:span>: “Il software dovrà anche godere di un sistema di gestione dei dipendenti?”</text:p>
      <text:p text:style-name="P54"><text:span text:style-name="T55">Committente</text:span>: “Alla reception sarò sempre presente io, per<text:s/>quanto riguarda la sorveglianza ci sanno due dipendenti, Michele la mattina, e Giovanni il pomeriggio fino a chiusura, per quanto riguarda infine la pulizia ci saranno anche qui due turni, mattina e pomeriggio, la mattina dalle 13:00 alle 15:00, e la sera<text:s/>dalle 20:00 alle 22:00, il personale addetto alle pulizie verrà mandato da un’apposita agenzia di pulizie.”</text:p>
      <text:p text:style-name="P56"/>
      <text:p text:style-name="Normale"><text:span text:style-name="T57">Progettista</text:span>: “Quali dati servono per la registrazione dei clienti?”</text:p>
      <text:p text:style-name="P58"><text:span text:style-name="T59">Committente</text:span>: “Nome, cognome, data di nascita, numero di telefono e codice fiscale. A chi prenota verrà consegnato un modulo da compilare con i nominativi degli altri ragazzi e il numero di cellulare i quali hanno prenotato insieme a quest’ultimo. ”</text:p>
      <text:p text:style-name="P60"/>
      <text:p text:style-name="Normale"><text:span text:style-name="T61">Progettista</text:span>: “E per la registrazione dei dipendenti?”</text:p>
      <text:p text:style-name="Normale"><text:span text:style-name="T62">Committente</text:span>: ”<text:span text:style-name="T63"><text:s/></text:span><text:span text:style-name="T64">I dipendenti son</text:span><text:span text:style-name="T65">o registrati<text:s/></text:span><text:span text:style-name="T66">con i loro dati anagrafici (nome, cognome, data e luogo</text:span><text:span text:style-name="T67"><text:s/></text:span><text:span text:style-name="T68">di nascita, codice fiscale), telefono, indirizzo e-mail e licenza. Ciascun dipendente è identificato da un ID</text:span>”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OMBETTA DARIO</meta:initial-creator>
    <dc:creator>MARIUCCI FILIPPO</dc:creator>
    <meta:creation-date>2021-03-31T13:21:00Z</meta:creation-date>
    <dc:date>2021-04-02T14:55:00Z</dc:date>
    <meta:template xlink:href="Normal" xlink:type="simple"/>
    <meta:editing-cycles>4</meta:editing-cycles>
    <meta:editing-duration>PT7080S</meta:editing-duration>
    <meta:document-statistic meta:page-count="2" meta:paragraph-count="7" meta:word-count="553" meta:character-count="3704" meta:row-count="26" meta:non-whitespace-character-count="3158"/>
  </office:meta>
</office:document-meta>
</file>